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roman"/>
    <style:font-face style:name="F" svg:font-family="" style:font-family-generic="roman"/>
    <style:font-face style:name="F1" svg:font-family="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494cm" style:contextual-spacing="false" fo:text-align="center" style:justify-single-word="false"/>
    </style:style>
    <style:style style:name="P2" style:family="paragraph" style:parent-style-name="List_20_Paragraph">
      <style:paragraph-properties>
        <style:tab-stops>
          <style:tab-stop style:position="5.98cm"/>
        </style:tab-stops>
      </style:paragraph-properties>
    </style:style>
    <style:style style:name="P3" style:family="paragraph" style:parent-style-name="Normal_20__28_Web_29_">
      <style:paragraph-properties fo:margin-top="0cm" fo:margin-bottom="0.423cm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>
        <style:tab-stops>
          <style:tab-stop style:position="5.98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98cm"/>
        </style:tab-stops>
      </style:paragraph-properties>
      <style:text-properties style:font-name-complex="Calibri"/>
    </style:style>
    <style:style style:name="P7" style:family="paragraph" style:parent-style-name="Standard">
      <style:paragraph-properties>
        <style:tab-stops>
          <style:tab-stop style:position="5.98cm"/>
        </style:tab-stops>
      </style:paragraph-properties>
      <style:text-properties officeooo:rsid="000bc96e" officeooo:paragraph-rsid="000bc96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style:font-name-asian="Calibri1" style:font-size-asian="11pt" style:language-asian="en" style:country-asian="US" style:font-name-complex="Calibri" style:font-size-complex="11pt"/>
    </style:style>
    <style:style style:name="T2" style:family="text">
      <style:text-properties fo:font-size="14pt" fo:font-weight="bold" style:font-size-asian="14pt" style:font-weight-asian="bold" style:font-name-complex="Calibri" style:font-size-complex="14pt" style:font-weight-complex="bold"/>
    </style:style>
    <style:style style:name="T3" style:family="text">
      <style:text-properties style:font-name-complex="Calibri"/>
    </style:style>
    <style:style style:name="T4" style:family="text">
      <style:text-properties officeooo:rsid="000d467b" style:font-name-complex="Calibri"/>
    </style:style>
    <style:style style:name="T5" style:family="text">
      <style:text-properties officeooo:rsid="000d467b"/>
    </style:style>
    <style:style style:name="T6" style:family="text">
      <style:text-properties fo:font-weight="bold" officeooo:rsid="000d467b" style:font-weight-asian="bold" style:font-name-complex="Calibri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UT03_02</text:span> Uso del depurador</text:h>
      <text:p text:style-name="P3" loext:marker-style-name="T1"><text:span text:style-name="T1">Estos ejercicios tienen como finalidad aprender algunas técnicas de depuración, para agilizar la búsqueda y resolución de errores.</text:span><text:span text:style-name="T1"/></text:p>
      <text:p text:style-name="P3" loext:marker-style-name="T1"><text:span text:style-name="T1">Se ha de importar el proyecto incluido en un .zip junto a esta práctica, que está formado por 8 ficheros C#, cada uno con un main que contiene uno o más errores que previene al código de funcionar correctamente. En cada fichero encontraréis uno o más comentarios sobre el supuesto correcto funcionamiento del programa.</text:span></text:p>
      <text:p text:style-name="P3" loext:marker-style-name="T1"><text:span text:style-name="T1">Como miembro del equipo de Q&amp;A de la empresa, te piden que revises el código, resuelvas los errores, y corrobores que funcione bien, todo ello utilizando el depurador de Visual Studio.</text:span><text:span text:style-name="T1"/></text:p>
      <text:p text:style-name="P3" loext:marker-style-name="T1"><text:span text:style-name="T1">Documenta tu uso del depurador y búsqueda de errores en un documento pdf, donde salgan pantallazos del uso del depurador, la línea de código donde estaba el error, explicado con tus palabras, y el output del programa una vez solucionado.</text:span><text:span text:style-name="T1"/></text:p>
      <text:p text:style-name="P4" loext:marker-style-name="T2"><text:span text:style-name="T2">¿Qué debemos hacer?</text:span><text:span text:style-name="T2"/></text:p>
      <text:p text:style-name="P5" loext:marker-style-name="T3"><text:span text:style-name="T3">Debemos entregar un pdf </text:span><text:span text:style-name="T4">(</text:span><text:span text:style-name="T6">AUT03_02ApellidoNombre.pdf</text:span><text:span text:style-name="T4">) </text:span><text:span text:style-name="T3">con la información ya pedido arriba (documento redactado sobre el uso del depurador, los errores, la resolución…) y la solución de VS con los .cs resueltos, todo comprimido en un .zip</text:span></text:p>
      <text:p text:style-name="P4" loext:marker-style-name="T2"><text:span text:style-name="T2">Fecha de entrega</text:span><text:span text:style-name="T2"/></text:p>
      <text:p text:style-name="P7" loext:marker-style-name="T3"><text:span text:style-name="T3">La especificada en el evagd</text:span></text:p>
      <text:p text:style-name="P7" loext:marker-style-name="T3"><text:span text:style-name="T3"/></text:p>
      <text:p text:style-name="P6" loext:marker-style-name="T3"/>
      <text:p text:style-name="P6" loext:marker-style-name="T3"/>
      <text:p text:style-name="P2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roman"/>
    <style:font-face style:name="F" svg:font-family="" style:font-family-generic="roman"/>
    <style:font-face style:name="F1" svg:font-family="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size-complex="24pt" style:font-weight-complex="bold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" style:font-family-complex="'Times New Roman'" style:font-family-generic-complex="roman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fo:font-size="12pt" style:font-name-asian="F1" style:font-family-generic-asian="system" style:font-pitch-asian="variable" style:font-size-asian="12pt" style:font-name-complex="F" style:font-family-generic-complex="roman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roman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fo:font-size="8pt" style:font-size-asian="8pt" style:font-name-complex="Tahoma" style:font-family-complex="Tahoma" style:font-family-generic-complex="roman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" style:font-family-complex="'Times New Roman'" style:font-family-generic-complex="roman" style:font-size-complex="18pt" style:font-weight-complex="bold"/>
    </style:style>
    <style:style style:name="valores" style:family="text" style:parent-style-name="Default_20_Paragraph_20_Font"/>
    <style:style style:name="opciones" style:family="text" style:parent-style-name="Default_20_Paragraph_20_Font"/>
    <style:style style:name="ventanas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fo:font-size="8pt" style:font-size-asian="8pt" style:font-name-complex="Tahoma" style:font-family-complex="Tahoma" style:font-family-generic-complex="roman" style:font-size-complex="8pt"/>
    </style:style>
    <style:style style:name="resaltado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fo:font-size="12pt" style:font-name-asian="F1" style:font-family-generic-asian="system" style:font-pitch-asian="variable" style:font-size-asian="12pt" style:font-name-complex="F" style:font-family-generic-complex="roman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roman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roman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roman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roman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roman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roman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roman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roman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roman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roman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roman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roman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roman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roman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roman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roman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roman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roman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roman"/>
    </style:style>
    <style:style style:name="ListLabel_20_279" style:display-name="ListLabel 279" style:family="text"/>
    <style:style style:name="ListLabel_20_280" style:display-name="ListLabel 280" style:family="text">
      <style:text-properties style:font-name-asian="Calibri1" style:font-family-asian="Calibri" style:font-family-generic-asian="system" style:font-pitch-asian="variable" style:font-name-complex="Calibri" style:font-family-complex="Calibri" style:font-family-generic-complex="roman"/>
    </style:style>
    <style:style style:name="ListLabel_20_281" style:display-name="ListLabel 281" style:family="text">
      <style:text-properties style:font-name-complex="Courier New" style:font-family-complex="'Courier New'" style:font-family-generic-complex="roman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roman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roman"/>
    </style:style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IDE: Debugger<text:tab/><text:tab/>Entornos de desarroll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onio Melkor</meta:initial-creator>
    <meta:editing-cycles>98</meta:editing-cycles>
    <meta:creation-date>2019-09-15T18:54:00</meta:creation-date>
    <dc:date>2023-12-11T12:46:49.352000000</dc:date>
    <meta:editing-duration>PT5H11M7S</meta:editing-duration>
    <meta:generator>LibreOffice/7.5.4.2$Windows_X86_64 LibreOffice_project/36ccfdc35048b057fd9854c757a8b67ec53977b6</meta:generator>
    <meta:document-statistic meta:table-count="0" meta:image-count="0" meta:object-count="0" meta:page-count="1" meta:paragraph-count="10" meta:word-count="199" meta:character-count="1229" meta:non-whitespace-character-count="1039"/>
    <meta:user-defined meta:name="AppVersion">16.0000</meta:user-defined>
    <meta:template xlink:type="simple" xlink:actuate="onRequest" xlink:title="Normal" xlink:href=""/>
  </office:meta>
</office:document-meta>
</file>